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1.9167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9167in"/>
    </style:style>
    <style:style style:name="rststyle-rststyle-table-1.B" style:family="table-column">
      <style:table-column-properties style:column-width="11.0000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mnt/$i; done</ns0:p>
          <text:span text:style-name="rststyle-keyword">for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</text:p>
            </text:list-item>
          </text:list>
          <ns0:p ns0:style-name="rststyle-codeblock">$ chroot /mnt /bin/bash</ns0:p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able:table table:name="rststyle-rststyle-table-2" table:style-name="rststyle-rststyle-table-2"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lpadmin,audio,video,plugdev,scanner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1-08T07:55:47</meta:creation-date>
    <dc:creator>a</dc:creator>
    <dc:date>2021-01-08T07:55:47</dc:date>
    <dc:language>en-US</dc:language>
    <meta:editing-cycles>1</meta:editing-cycles>
    <meta:editing-duration>PT00M01S</meta:editing-duration>
    <dc:title>debian kurulumu</dc:title>
  </office:meta>
</office:document-meta>
</file>